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cm" draw:marker-start-width="0.215cm" draw:marker-end-width="0.215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455cm"/>
    </style:style>
    <style:style style:name="gr6" style:family="graphic" style:parent-style-name="standard">
      <style:graphic-properties svg:stroke-color="#000000" svg:stroke-opacity="100%" draw:fill="solid" draw:fill-color="#ffffff" draw:opacity="100%" draw:opacity-name="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Circle" draw:fill="none" draw:textarea-vertical-align="middle"/>
    </style:style>
    <style:style style:name="gr8" style:family="graphic" style:parent-style-name="objectwithoutfill">
      <style:graphic-properties draw:marker-start="" draw:marker-end="Circle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/>
    </style:style>
    <style:style style:name="gr10" style:family="graphic" style:parent-style-name="objectwithoutfill">
      <style:graphic-properties draw:marker-start="Arrow" draw:fill="none" draw:textarea-vertical-align="middle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gr12" style:family="graphic" style:parent-style-name="objectwithoutfill">
      <style:graphic-properties svg:stroke-width="0cm" draw:marker-start="Arrow" draw:marker-start-width="0.215cm" draw:marker-end-width="0.215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Light" fo:font-size="9pt" style:font-size-asian="9pt" style:font-size-complex="9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font-name="DejaVu Sans Light" fo:font-size="12pt" style:font-size-asian="12pt" style:font-size-complex="12pt"/>
    </style:style>
    <style:style style:name="P6" style:family="paragraph">
      <style:paragraph-properties fo:text-align="center"/>
      <style:text-properties style:font-name="DejaVu Sans Light" fo:font-size="10pt" style:font-size-asian="10pt" style:font-size-complex="10pt"/>
    </style:style>
    <style:style style:name="T1" style:family="text">
      <style:text-properties style:font-name="DejaVu Sans Light" fo:font-size="9pt" style:font-size-asian="9pt" style:font-size-complex="9pt"/>
    </style:style>
    <style:style style:name="T2" style:family="text">
      <style:text-properties style:font-name="DejaVu Sans Light1" fo:font-size="12pt" style:font-name-asian="DejaVu Sans Light1" style:font-size-asian="12pt" style:font-name-complex="DejaVu Sans Light1" style:font-size-complex="12pt"/>
    </style:style>
    <style:style style:name="T3" style:family="text">
      <style:text-properties style:text-position="super 58%" style:font-name="DejaVu Sans Light" fo:font-size="12pt" fo:font-weight="normal" style:font-size-asian="12pt" style:font-size-complex="12pt"/>
    </style:style>
    <style:style style:name="T4" style:family="text">
      <style:text-properties style:font-name="DejaVu Sans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12.526cm" svg:y="3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606cm" svg:y1="3.517cm" svg:x2="12.969cm" svg:y2="3.154cm">
          <text:p/>
        </draw:line>
        <draw:line draw:style-name="gr2" draw:text-style-name="P1" draw:layer="layout" svg:x1="12.962cm" svg:y1="3.51cm" svg:x2="12.576cm" svg:y2="3.176cm">
          <text:p/>
        </draw:line>
        <draw:line draw:style-name="gr3" draw:text-style-name="P1" draw:layer="layout" svg:x1="12.785cm" svg:y1="3.584cm" svg:x2="12.777cm" svg:y2="4.28cm">
          <text:p/>
        </draw:line>
        <draw:custom-shape draw:style-name="gr4" draw:text-style-name="P1" draw:layer="layout" svg:width="0.929cm" svg:height="0.59cm" draw:transform="rotate (-3.14159265358979) translate (4.413cm 3.246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1.386cm" svg:height="0.705cm" svg:x="3.313cm" svg:y="2.661cm">
          <draw:text-box>
            <text:p text:style-name="P1"><text:span text:style-name="T1">ADC</text:span></text:p>
          </draw:text-box>
        </draw:frame>
        <draw:custom-shape draw:style-name="gr6" draw:text-style-name="P1" draw:layer="layout" svg:width="0.929cm" svg:height="0.59cm" draw:transform="rotate (-3.14159265358979) translate (4.413cm 3.94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1.386cm" svg:height="0.705cm" svg:x="3.313cm" svg:y="3.36cm">
          <draw:text-box>
            <text:p text:style-name="P1"><text:span text:style-name="T1">ADC</text:span></text:p>
          </draw:text-box>
        </draw:frame>
        <draw:line draw:style-name="gr7" draw:text-style-name="P1" draw:layer="layout" svg:x1="3.477cm" svg:y1="2.95cm" svg:x2="2.669cm" svg:y2="2.95cm">
          <text:p/>
        </draw:line>
        <draw:line draw:style-name="gr8" draw:text-style-name="P1" draw:layer="layout" svg:x1="3.477cm" svg:y1="3.65cm" svg:x2="2.669cm" svg:y2="3.65cm">
          <text:p/>
        </draw:line>
        <draw:frame draw:style-name="gr5" draw:text-style-name="P2" draw:layer="layout" svg:width="1.386cm" svg:height="0.705cm" svg:x="1.538cm" svg:y="2.651cm">
          <draw:text-box>
            <text:p text:style-name="P1"><text:span text:style-name="T1">pol X</text:span></text:p>
          </draw:text-box>
        </draw:frame>
        <draw:frame draw:style-name="gr5" draw:text-style-name="P2" draw:layer="layout" svg:width="1.386cm" svg:height="0.705cm" svg:x="1.538cm" svg:y="3.352cm">
          <draw:text-box>
            <text:p text:style-name="P1"><text:span text:style-name="T1">pol Y</text:span></text:p>
          </draw:text-box>
        </draw:frame>
        <draw:line draw:style-name="gr2" draw:text-style-name="P1" draw:layer="layout" svg:x1="4.981cm" svg:y1="3.65cm" svg:x2="4.401cm" svg:y2="3.65cm">
          <text:p/>
        </draw:line>
        <draw:line draw:style-name="gr2" draw:text-style-name="P1" draw:layer="layout" svg:x1="4.981cm" svg:y1="2.95cm" svg:x2="4.401cm" svg:y2="2.95cm">
          <text:p/>
        </draw:line>
        <draw:custom-shape draw:style-name="gr4" draw:text-style-name="P1" draw:layer="layout" svg:width="1.402cm" svg:height="0.918cm" svg:x="4.979cm" svg:y="2.84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903cm" svg:height="0.997cm" svg:x="4.77cm" svg:y="1.891cm">
          <draw:text-box>
            <text:p text:style-name="P3"><text:span text:style-name="T1">Coarse Delay</text:span></text:p>
          </draw:text-box>
        </draw:frame>
        <draw:frame draw:style-name="gr5" draw:text-style-name="P5" draw:layer="layout" svg:width="1.953cm" svg:height="0.758cm" svg:x="4.71cm" svg:y="2.93cm">
          <draw:text-box>
            <text:p text:style-name="P4"><text:span text:style-name="T2">τ</text:span><text:span text:style-name="T3">-z</text:span></text:p>
          </draw:text-box>
        </draw:frame>
        <draw:line draw:style-name="gr2" draw:text-style-name="P1" draw:layer="layout" svg:x1="6.981cm" svg:y1="3.65cm" svg:x2="6.381cm" svg:y2="3.65cm">
          <text:p/>
        </draw:line>
        <draw:custom-shape draw:style-name="gr4" draw:text-style-name="P1" draw:layer="layout" svg:width="1.402cm" svg:height="0.918cm" svg:x="6.979cm" svg:y="2.84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92cm" svg:height="0.705cm" svg:x="6.992cm" svg:y="2.975cm">
          <draw:text-box>
            <text:p text:style-name="P1"><text:span text:style-name="T4">FIR</text:span></text:p>
          </draw:text-box>
        </draw:frame>
        <draw:custom-shape draw:style-name="gr4" draw:text-style-name="P1" draw:layer="layout" svg:width="1.402cm" svg:height="0.918cm" svg:x="8.679cm" svg:y="2.84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392cm" svg:height="0.705cm" svg:x="8.692cm" svg:y="2.975cm">
          <draw:text-box>
            <text:p text:style-name="P1"><text:span text:style-name="T4">FFT</text:span></text:p>
          </draw:text-box>
        </draw:frame>
        <draw:line draw:style-name="gr2" draw:text-style-name="P1" draw:layer="layout" svg:x1="8.685cm" svg:y1="3.65cm" svg:x2="8.401cm" svg:y2="3.65cm">
          <text:p/>
        </draw:line>
        <draw:line draw:style-name="gr2" draw:text-style-name="P1" draw:layer="layout" svg:x1="8.685cm" svg:y1="2.95cm" svg:x2="8.401cm" svg:y2="2.95cm">
          <text:p/>
        </draw:line>
        <draw:custom-shape draw:style-name="gr9" draw:text-style-name="P1" draw:layer="layout" svg:width="3.408cm" svg:height="1.572cm" svg:x="6.802cm" svg:y="2.33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247cm" svg:height="0.705cm" svg:x="6.385cm" svg:y="2.258cm">
          <draw:text-box>
            <text:p text:style-name="P3"><text:span text:style-name="T1">Polyphase Filterbank</text:span></text:p>
          </draw:text-box>
        </draw:frame>
        <draw:custom-shape draw:style-name="gr4" draw:text-style-name="P1" draw:layer="layout" svg:width="1.402cm" svg:height="0.918cm" svg:x="10.58cm" svg:y="2.8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903cm" svg:height="0.997cm" svg:x="10.371cm" svg:y="1.892cm">
          <draw:text-box>
            <text:p text:style-name="P3"><text:span text:style-name="T1">Fine Delay</text:span></text:p>
          </draw:text-box>
        </draw:frame>
        <draw:frame draw:style-name="gr5" draw:text-style-name="P5" draw:layer="layout" svg:width="1.953cm" svg:height="0.747cm" svg:x="10.311cm" svg:y="2.931cm">
          <draw:text-box>
            <text:p text:style-name="P4"><text:span text:style-name="T2">ϕ</text:span></text:p>
          </draw:text-box>
        </draw:frame>
        <draw:line draw:style-name="gr2" draw:text-style-name="P1" draw:layer="layout" svg:x1="6.981cm" svg:y1="2.95cm" svg:x2="6.381cm" svg:y2="2.95cm">
          <text:p/>
        </draw:line>
        <draw:line draw:style-name="gr2" draw:text-style-name="P1" draw:layer="layout" svg:x1="10.584cm" svg:y1="3.65cm" svg:x2="10.081cm" svg:y2="3.65cm">
          <text:p/>
        </draw:line>
        <draw:line draw:style-name="gr2" draw:text-style-name="P1" draw:layer="layout" svg:x1="10.585cm" svg:y1="2.95cm" svg:x2="10.082cm" svg:y2="2.95cm">
          <text:p/>
        </draw:line>
        <draw:custom-shape draw:style-name="gr4" draw:text-style-name="P1" draw:layer="layout" svg:width="1.402cm" svg:height="0.918cm" svg:x="12.08cm" svg:y="4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92cm" svg:height="0.705cm" svg:x="12.092cm" svg:y="4.407cm">
          <draw:text-box>
            <text:p text:style-name="P3"><text:span text:style-name="T1">Gain</text:span></text:p>
          </draw:text-box>
        </draw:frame>
        <draw:line draw:style-name="gr2" draw:text-style-name="P1" draw:layer="layout" svg:x1="12.513cm" svg:y1="3.393cm" svg:x2="11.982cm" svg:y2="3.65cm">
          <text:p/>
        </draw:line>
        <draw:line draw:style-name="gr2" draw:text-style-name="P1" draw:layer="layout" svg:x1="12.514cm" svg:y1="3.294cm" svg:x2="11.984cm" svg:y2="2.958cm">
          <text:p/>
        </draw:line>
        <draw:custom-shape draw:style-name="gr4" draw:text-style-name="P1" draw:layer="layout" svg:width="2.404cm" svg:height="0.918cm" svg:x="13.58cm" svg:y="2.8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781cm" svg:height="0.997cm" svg:x="13.392cm" svg:y="2.823cm">
          <draw:text-box>
            <text:p text:style-name="P3"><text:span text:style-name="T1">4-bit Quantization</text:span></text:p>
          </draw:text-box>
        </draw:frame>
        <draw:line draw:style-name="gr10" draw:text-style-name="P1" draw:layer="layout" svg:x1="16.777cm" svg:y1="2.95cm" svg:x2="15.969cm" svg:y2="2.95cm">
          <text:p/>
        </draw:line>
        <draw:line draw:style-name="gr11" draw:text-style-name="P1" draw:layer="layout" svg:x1="16.777cm" svg:y1="3.65cm" svg:x2="15.969cm" svg:y2="3.65cm">
          <text:p/>
        </draw:line>
        <draw:line draw:style-name="gr2" draw:text-style-name="P1" draw:layer="layout" svg:x1="13.587cm" svg:y1="2.942cm" svg:x2="13.027cm" svg:y2="3.253cm">
          <text:p/>
        </draw:line>
        <draw:line draw:style-name="gr2" draw:text-style-name="P1" draw:layer="layout" svg:x1="13.572cm" svg:y1="3.658cm" svg:x2="13.027cm" svg:y2="3.354cm">
          <text:p/>
        </draw:line>
        <draw:custom-shape draw:style-name="gr4" draw:text-style-name="P1" draw:layer="layout" svg:width="2.567cm" svg:height="0.918cm" svg:x="4.98cm" svg:y="4.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789cm" svg:height="0.997cm" svg:x="4.892cm" svg:y="4.223cm">
          <draw:text-box>
            <text:p text:style-name="P3"><text:span text:style-name="T1">Fringe Stopping</text:span></text:p>
          </draw:text-box>
        </draw:frame>
        <draw:line draw:style-name="gr12" draw:text-style-name="P1" draw:layer="layout" svg:x1="5.701cm" svg:y1="3.782cm" svg:x2="5.696cm" svg:y2="4.249cm">
          <text:p/>
        </draw:line>
        <draw:line draw:style-name="gr2" draw:text-style-name="P1" draw:layer="layout" svg:x1="11.3cm" svg:y1="4.703cm" svg:x2="7.547cm" svg:y2="4.703cm">
          <text:p/>
        </draw:line>
        <draw:line draw:style-name="gr12" draw:text-style-name="P1" draw:layer="layout" svg:x1="11.301cm" svg:y1="3.783cm" svg:x2="11.3cm" svg:y2="4.7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1" svg:font-family="'DejaVu Sans Light'" style:font-adornments="ExtraLigh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iffin </meta:initial-creator>
    <meta:creation-date>2016-04-13T13:20:11.854300267</meta:creation-date>
    <dc:date>2016-08-27T09:27:18.588640069</dc:date>
    <dc:creator>griffin </dc:creator>
    <meta:editing-duration>PT40M29S</meta:editing-duration>
    <meta:editing-cycles>8</meta:editing-cycles>
    <meta:generator>LibreOffice/4.2.8.2$Linux_X86_64 LibreOffice_project/420m0$Build-2</meta:generator>
    <meta:document-statistic meta:object-count="47"/>
  </office:meta>
</office:document-meta>
</file>